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igure_20_cap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Paragraph">
      <style:paragraph-properties style:writing-mode="lr-tb"/>
      <style:text-properties fo:language="en" fo:country="US" officeooo:rsid="00402100" officeooo:paragraph-rsid="00402100"/>
    </style:style>
    <style:style style:name="P15" style:family="paragraph" style:parent-style-name="Heading_20_1">
      <style:text-properties fo:language="en" fo:country="US" officeooo:rsid="00402100" officeooo:paragraph-rsid="00402100"/>
    </style:style>
    <style:style style:name="P16" style:family="paragraph" style:parent-style-name="Heading_20_1">
      <style:text-properties fo:language="en" fo:country="US" officeooo:rsid="00354e64" officeooo:paragraph-rsid="00354e64"/>
    </style:style>
    <style:style style:name="P17" style:family="paragraph" style:parent-style-name="Paragraph">
      <style:text-properties fo:language="en" fo:country="US" officeooo:rsid="00354e64" officeooo:paragraph-rsid="00354e64"/>
    </style:style>
    <style:style style:name="P18" style:family="paragraph" style:parent-style-name="Heading_20_1">
      <style:text-properties fo:language="en" fo:country="US" officeooo:rsid="00492e29" officeooo:paragraph-rsid="00492e29"/>
    </style:style>
    <style:style style:name="P19" style:family="paragraph" style:parent-style-name="Heading_20_2">
      <style:text-properties fo:language="en" fo:country="US"/>
    </style:style>
    <style:style style:name="P20" style:family="paragraph" style:parent-style-name="Heading_20_2">
      <style:paragraph-properties style:writing-mode="lr-tb"/>
      <style:text-properties fo:language="en" fo:country="US" officeooo:paragraph-rsid="0047da11"/>
    </style:style>
    <style:style style:name="P21" style:family="paragraph" style:parent-style-name="Paragraph">
      <style:paragraph-properties style:writing-mode="lr-tb"/>
      <style:text-properties fo:language="en" fo:country="US" officeooo:paragraph-rsid="0047da11"/>
    </style:style>
    <style:style style:name="P22" style:family="paragraph" style:parent-style-name="Heading_20_3">
      <style:text-properties fo:language="en" fo:country="US"/>
    </style:style>
    <style:style style:name="P23" style:family="paragraph" style:parent-style-name="Heading_20_4_20__2b__20_Paragraph">
      <style:text-properties fo:language="en" fo:country="US"/>
    </style:style>
    <style:style style:name="P24" style:family="paragraph" style:parent-style-name="Keywords">
      <style:text-properties fo:language="en" fo:country="US"/>
    </style:style>
    <style:style style:name="P25" style:family="paragraph" style:parent-style-name="New_20_paragraph">
      <style:text-properties fo:language="en" fo:country="US"/>
    </style:style>
    <style:style style:name="P26" style:family="paragraph" style:parent-style-name="Notes_20_on_20_contributors">
      <style:text-properties fo:language="en" fo:country="US"/>
    </style:style>
    <style:style style:name="P27" style:family="paragraph" style:parent-style-name="Paragraph">
      <style:text-properties fo:language="en" fo:country="US"/>
    </style:style>
    <style:style style:name="P28" style:family="paragraph" style:parent-style-name="References">
      <style:text-properties fo:language="en" fo:country="US"/>
    </style:style>
    <style:style style:name="P29" style:family="paragraph" style:parent-style-name="Standard">
      <style:text-properties fo:language="en" fo:country="US"/>
    </style:style>
    <style:style style:name="P30" style:family="paragraph" style:parent-style-name="Subject_20_codes">
      <style:text-properties fo:language="en" fo:country="US"/>
    </style:style>
    <style:style style:name="P31" style:family="paragraph" style:parent-style-name="New_20_paragraph">
      <style:paragraph-properties style:writing-mode="lr-tb"/>
      <style:text-properties fo:language="en" fo:country="US" officeooo:rsid="0020ef47" officeooo:paragraph-rsid="0047da11"/>
    </style:style>
    <style:style style:name="P32" style:family="paragraph" style:parent-style-name="New_20_paragraph">
      <style:paragraph-properties style:writing-mode="lr-tb"/>
      <style:text-properties fo:language="en" fo:country="US" officeooo:rsid="004f03b2" officeooo:paragraph-rsid="004f03b2"/>
    </style:style>
    <style:style style:name="P33"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4"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5"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6"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7"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38"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39"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0"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1" style:family="paragraph" style:parent-style-name="Heading_20_2">
      <style:text-properties officeooo:paragraph-rsid="005f4cdf"/>
    </style:style>
    <style:style style:name="P42" style:family="paragraph" style:parent-style-name="Heading_20_3">
      <style:text-properties officeooo:rsid="0062959a" officeooo:paragraph-rsid="0062959a"/>
    </style:style>
    <style:style style:name="P43" style:family="paragraph" style:parent-style-name="Paragraph">
      <style:paragraph-properties style:writing-mode="lr-tb"/>
      <style:text-properties officeooo:rsid="0062959a" officeooo:paragraph-rsid="0062959a"/>
    </style:style>
    <style:style style:name="P44" style:family="paragraph" style:parent-style-name="Heading_20_3">
      <style:text-properties officeooo:paragraph-rsid="00664c43"/>
    </style:style>
    <style:style style:name="P45" style:family="paragraph" style:parent-style-name="New_20_paragraph">
      <style:paragraph-properties style:writing-mode="lr-tb"/>
      <style:text-properties officeooo:rsid="006380e8" officeooo:paragraph-rsid="006380e8"/>
    </style:style>
    <style:style style:name="P46"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47" style:family="paragraph" style:parent-style-name="Paragraph">
      <style:paragraph-properties fo:margin-left="0in" fo:margin-right="0in" fo:text-indent="0in" style:auto-text-indent="false" style:writing-mode="lr-tb"/>
      <style:text-properties officeooo:rsid="006380e8" officeooo:paragraph-rsid="00664c43"/>
    </style:style>
    <style:style style:name="P48" style:family="paragraph" style:parent-style-name="Paragraph">
      <style:paragraph-properties style:writing-mode="lr-tb"/>
      <style:text-properties officeooo:rsid="0062bc89" officeooo:paragraph-rsid="0062bc89"/>
    </style:style>
    <style:style style:name="P49" style:family="paragraph" style:parent-style-name="Paragraph">
      <style:text-properties officeooo:paragraph-rsid="006b2652"/>
    </style:style>
    <style:style style:name="P50" style:family="paragraph" style:parent-style-name="Heading_20_3">
      <style:text-properties fo:font-style="italic" style:font-style-asian="italic" style:font-style-complex="italic"/>
    </style:style>
    <style:style style:name="P51" style:family="paragraph" style:parent-style-name="Paragraph">
      <style:paragraph-properties style:writing-mode="lr-tb"/>
      <style:text-properties fo:font-style="italic" officeooo:rsid="00783167" officeooo:paragraph-rsid="00783167" style:font-style-asian="italic" style:font-style-complex="italic"/>
    </style:style>
    <style:style style:name="P52"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3"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54" style:family="paragraph" style:parent-style-name="New_20_paragraph">
      <style:paragraph-properties style:writing-mode="lr-tb"/>
    </style:style>
    <style:style style:name="P55" style:family="paragraph" style:parent-style-name="New_20_paragraph">
      <style:paragraph-properties style:writing-mode="lr-tb"/>
      <style:text-properties officeooo:rsid="007db4bc" officeooo:paragraph-rsid="007db4bc"/>
    </style:style>
    <style:style style:name="P56" style:family="paragraph" style:parent-style-name="New_20_paragraph">
      <style:text-properties officeooo:paragraph-rsid="00917612"/>
    </style:style>
    <style:style style:name="P57" style:family="paragraph" style:parent-style-name="Heading_20_3">
      <style:paragraph-properties fo:margin-left="0in" fo:margin-right="0in" fo:text-indent="0in" style:auto-text-indent="false"/>
      <style:text-properties officeooo:rsid="009cb9fd" officeooo:paragraph-rsid="009cb9fd"/>
    </style:style>
    <style:style style:name="P58" style:family="paragraph" style:parent-style-name="New_20_paragraph">
      <style:paragraph-properties fo:margin-left="0in" fo:margin-right="0in" fo:text-indent="0in" style:auto-text-indent="false"/>
      <style:text-properties officeooo:rsid="009cb9fd" officeooo:paragraph-rsid="009cb9fd"/>
    </style:style>
    <style:style style:name="P59" style:family="paragraph" style:parent-style-name="Paragraph">
      <style:text-properties officeooo:rsid="009cb9fd" officeooo:paragraph-rsid="009cb9fd"/>
    </style:style>
    <style:style style:name="P60" style:family="paragraph" style:parent-style-name="Heading_20_3">
      <style:text-properties officeooo:rsid="009cb9fd" officeooo:paragraph-rsid="009d6ab3"/>
    </style:style>
    <style:style style:name="P61" style:family="paragraph" style:parent-style-name="New_20_paragraph">
      <style:paragraph-properties style:writing-mode="lr-tb"/>
      <style:text-properties officeooo:rsid="009b7d9f" officeooo:paragraph-rsid="009b7d9f"/>
    </style:style>
    <style:style style:name="P62" style:family="paragraph" style:parent-style-name="Paragraph">
      <style:paragraph-properties style:writing-mode="lr-tb"/>
      <style:text-properties officeooo:rsid="0093b458" officeooo:paragraph-rsid="0093b458"/>
    </style:style>
    <style:style style:name="P63" style:family="paragraph" style:parent-style-name="Paragraph">
      <style:text-properties officeooo:rsid="009fa686" officeooo:paragraph-rsid="009fa686"/>
    </style:style>
    <style:style style:name="P64" style:family="paragraph" style:parent-style-name="Paragraph">
      <style:paragraph-properties fo:margin-left="0in" fo:margin-right="0in" fo:text-indent="0in" style:auto-text-indent="false" style:writing-mode="lr-tb"/>
      <style:text-properties officeooo:rsid="009d6ab3" officeooo:paragraph-rsid="00a3c214"/>
    </style:style>
    <style:style style:name="P65" style:family="paragraph" style:parent-style-name="Bulleted_20_list" style:list-style-name="WWNum28">
      <style:text-properties fo:language="en" fo:country="US"/>
    </style:style>
    <style:style style:name="P66" style:family="paragraph" style:parent-style-name="Numbered_20_list">
      <style:text-properties fo:language="en" fo:country="US"/>
    </style:style>
    <style:style style:name="P67" style:family="paragraph" style:parent-style-name="Numbered_20_list" style:list-style-name="WWNum24">
      <style:text-properties fo:language="en" fo:country="US"/>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7525e" style:font-style-asian="italic" style:font-style-complex="italic"/>
    </style:style>
    <style:style style:name="T8" style:family="text">
      <style:text-properties fo:font-style="italic" officeooo:rsid="0028a793" style:font-style-asian="italic" style:font-style-complex="italic"/>
    </style:style>
    <style:style style:name="T9" style:family="text">
      <style:text-properties fo:font-style="italic" officeooo:rsid="00664c43" style:font-style-asian="italic" style:font-style-complex="italic"/>
    </style:style>
    <style:style style:name="T10" style:family="text">
      <style:text-properties fo:font-style="italic" officeooo:rsid="0066f16d" style:font-style-asian="italic" style:font-style-complex="italic"/>
    </style:style>
    <style:style style:name="T11" style:family="text">
      <style:text-properties fo:font-style="italic" officeooo:rsid="0070f1b3" style:font-style-asian="italic" style:font-style-complex="italic"/>
    </style:style>
    <style:style style:name="T12" style:family="text">
      <style:text-properties fo:font-style="italic" officeooo:rsid="0095cbbe" style:font-style-asian="italic" style:font-style-complex="italic"/>
    </style:style>
    <style:style style:name="T13" style:family="text">
      <style:text-properties fo:font-style="italic" style:font-style-asian="italic" style:font-name-complex="Calibri" style:font-style-complex="italic"/>
    </style:style>
    <style:style style:name="T14" style:family="text">
      <style:text-properties fo:font-style="italic" officeooo:rsid="00a3c214" style:font-style-asian="italic" style:font-name-complex="Calibri"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ize="14pt" officeooo:rsid="001ba4bc" style:font-size-asian="14pt" style:font-size-complex="12pt"/>
    </style:style>
    <style:style style:name="T17" style:family="text">
      <style:text-properties officeooo:rsid="001ba4bc"/>
    </style:style>
    <style:style style:name="T18" style:family="text">
      <style:text-properties fo:font-size="12pt" fo:font-style="italic" officeooo:rsid="001ba4bc" style:font-size-asian="12pt" style:font-style-asian="italic" style:font-size-complex="12pt"/>
    </style:style>
    <style:style style:name="T19" style:family="text">
      <style:text-properties fo:font-size="12pt" fo:font-style="italic" officeooo:rsid="003297b7" style:font-size-asian="12pt" style:font-style-asian="italic" style:font-size-complex="12pt" style:font-style-complex="italic"/>
    </style:style>
    <style:style style:name="T20"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1" style:family="text">
      <style:text-properties fo:font-size="12pt" fo:font-style="italic" officeooo:rsid="008fc100" style:font-size-asian="12pt" style:font-style-asian="italic" style:font-name-complex="Arial" style:font-size-complex="13pt" style:font-style-complex="italic" style:font-weight-complex="bold"/>
    </style:style>
    <style:style style:name="T22" style:family="text">
      <style:text-properties fo:font-size="12pt" fo:font-style="italic" style:text-underline-style="none" officeooo:rsid="0020ef47" style:font-size-asian="12pt" style:font-style-asian="italic" style:font-size-complex="12pt" style:font-style-complex="italic"/>
    </style:style>
    <style:style style:name="T23"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24"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25"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26"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27"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28" style:family="text">
      <style:text-properties fo:font-size="12pt" officeooo:rsid="001d7c12" style:font-size-asian="12pt" style:font-size-complex="12pt"/>
    </style:style>
    <style:style style:name="T29" style:family="text">
      <style:text-properties fo:font-size="12pt" officeooo:rsid="00206d24" style:font-size-asian="12pt" style:font-size-complex="12pt"/>
    </style:style>
    <style:style style:name="T30" style:family="text">
      <style:text-properties fo:font-size="12pt" officeooo:rsid="0020ef47" style:font-size-asian="12pt" style:font-size-complex="12pt"/>
    </style:style>
    <style:style style:name="T31" style:family="text">
      <style:text-properties fo:font-size="12pt" officeooo:rsid="00236edc" style:font-size-asian="12pt" style:font-size-complex="12pt"/>
    </style:style>
    <style:style style:name="T32" style:family="text">
      <style:text-properties fo:font-size="12pt" officeooo:rsid="00261691" style:font-size-asian="12pt" style:font-size-complex="12pt"/>
    </style:style>
    <style:style style:name="T33" style:family="text">
      <style:text-properties fo:font-size="12pt" officeooo:rsid="002bb375" style:font-size-asian="12pt" style:font-size-complex="12pt"/>
    </style:style>
    <style:style style:name="T34" style:family="text">
      <style:text-properties fo:font-size="12pt" officeooo:rsid="002e7466" style:font-size-asian="12pt" style:font-size-complex="12pt"/>
    </style:style>
    <style:style style:name="T35" style:family="text">
      <style:text-properties fo:font-size="12pt" officeooo:rsid="002f86ee" style:font-size-asian="12pt" style:font-size-complex="12pt"/>
    </style:style>
    <style:style style:name="T36" style:family="text">
      <style:text-properties fo:font-size="12pt" officeooo:rsid="0030b958" style:font-size-asian="12pt" style:font-size-complex="12pt"/>
    </style:style>
    <style:style style:name="T37" style:family="text">
      <style:text-properties fo:font-size="12pt" officeooo:rsid="003297b7" style:font-size-asian="12pt" style:font-size-complex="12pt"/>
    </style:style>
    <style:style style:name="T38" style:family="text">
      <style:text-properties fo:font-size="12pt" officeooo:rsid="0033838b" style:font-size-asian="12pt" style:font-size-complex="12pt"/>
    </style:style>
    <style:style style:name="T39" style:family="text">
      <style:text-properties fo:font-size="12pt" officeooo:rsid="00355036" style:font-size-asian="12pt" style:font-size-complex="12pt"/>
    </style:style>
    <style:style style:name="T40" style:family="text">
      <style:text-properties fo:font-size="12pt" officeooo:rsid="0037e0af" style:font-size-asian="12pt" style:font-size-complex="12pt"/>
    </style:style>
    <style:style style:name="T41" style:family="text">
      <style:text-properties fo:font-size="12pt" officeooo:rsid="00396c2f" style:font-size-asian="12pt" style:font-size-complex="12pt"/>
    </style:style>
    <style:style style:name="T42" style:family="text">
      <style:text-properties fo:font-size="12pt" officeooo:rsid="003b24db" style:font-size-asian="12pt" style:font-size-complex="12pt"/>
    </style:style>
    <style:style style:name="T43" style:family="text">
      <style:text-properties fo:font-size="12pt" officeooo:rsid="003c379f" style:font-size-asian="12pt" style:font-size-complex="12pt"/>
    </style:style>
    <style:style style:name="T44" style:family="text">
      <style:text-properties fo:font-size="12pt" officeooo:rsid="003ded79" style:font-size-asian="12pt" style:font-size-complex="12pt"/>
    </style:style>
    <style:style style:name="T45" style:family="text">
      <style:text-properties fo:font-size="12pt" officeooo:rsid="003ebb32" style:font-size-asian="12pt" style:font-size-complex="12pt"/>
    </style:style>
    <style:style style:name="T46" style:family="text">
      <style:text-properties fo:font-size="12pt" officeooo:rsid="0040e747" style:font-size-asian="12pt" style:font-size-complex="12pt"/>
    </style:style>
    <style:style style:name="T47" style:family="text">
      <style:text-properties fo:font-size="12pt" officeooo:rsid="004238b7" style:font-size-asian="12pt" style:font-size-complex="12pt"/>
    </style:style>
    <style:style style:name="T48" style:family="text">
      <style:text-properties fo:font-size="12pt" officeooo:rsid="00435bc7" style:font-size-asian="12pt" style:font-size-complex="12pt"/>
    </style:style>
    <style:style style:name="T49" style:family="text">
      <style:text-properties fo:font-size="12pt" officeooo:rsid="0047da11" style:font-size-asian="12pt" style:font-size-complex="12pt"/>
    </style:style>
    <style:style style:name="T50" style:family="text">
      <style:text-properties fo:font-size="12pt" officeooo:rsid="0058ed99" style:font-size-asian="12pt" style:font-size-complex="12pt"/>
    </style:style>
    <style:style style:name="T51" style:family="text">
      <style:text-properties fo:font-size="12pt" officeooo:rsid="005ad326" style:font-size-asian="12pt" style:font-size-complex="12pt"/>
    </style:style>
    <style:style style:name="T52" style:family="text">
      <style:text-properties fo:font-size="12pt" officeooo:rsid="007263b7" style:font-size-asian="12pt" style:font-name-complex="Arial" style:font-size-complex="13pt" style:font-weight-complex="bold"/>
    </style:style>
    <style:style style:name="T53" style:family="text">
      <style:text-properties fo:font-size="12pt" officeooo:rsid="007b469e" style:font-size-asian="12pt" style:font-name-complex="Arial" style:font-size-complex="13pt" style:font-weight-complex="bold"/>
    </style:style>
    <style:style style:name="T54" style:family="text">
      <style:text-properties fo:font-size="12pt" fo:font-style="normal" style:text-underline-style="none" officeooo:rsid="0020ef47" style:font-size-asian="12pt" style:font-style-asian="normal" style:font-size-complex="12pt" style:font-style-complex="normal"/>
    </style:style>
    <style:style style:name="T55" style:family="text">
      <style:text-properties fo:font-size="12pt" fo:font-style="normal" style:font-size-asian="12pt" style:font-style-asian="normal" style:font-name-complex="Arial" style:font-size-complex="13pt" style:font-style-complex="normal" style:font-weight-complex="bold"/>
    </style:style>
    <style:style style:name="T56" style:family="text">
      <style:text-properties fo:font-size="12pt" fo:font-style="normal" officeooo:rsid="007263b7" style:font-size-asian="12pt" style:font-style-asian="normal" style:font-name-complex="Arial" style:font-size-complex="13pt" style:font-style-complex="normal" style:font-weight-complex="bold"/>
    </style:style>
    <style:style style:name="T57" style:family="text">
      <style:text-properties fo:font-size="12pt" fo:font-style="normal" officeooo:rsid="007b469e" style:font-size-asian="12pt" style:font-style-asian="normal" style:font-name-complex="Arial" style:font-size-complex="13pt" style:font-style-complex="normal" style:font-weight-complex="bold"/>
    </style:style>
    <style:style style:name="T58" style:family="text">
      <style:text-properties fo:font-size="12pt" fo:font-style="normal" officeooo:rsid="007c6958" style:font-size-asian="12pt" style:font-style-asian="normal" style:font-name-complex="Arial" style:font-size-complex="13pt" style:font-style-complex="normal" style:font-weight-complex="bold"/>
    </style:style>
    <style:style style:name="T59" style:family="text">
      <style:text-properties fo:font-size="12pt" fo:font-style="normal" officeooo:rsid="007e5cd9" style:font-size-asian="12pt" style:font-style-asian="normal" style:font-name-complex="Arial" style:font-size-complex="13pt" style:font-style-complex="normal" style:font-weight-complex="bold"/>
    </style:style>
    <style:style style:name="T60" style:family="text">
      <style:text-properties fo:font-size="12pt" fo:font-style="normal" officeooo:rsid="0081d210" style:font-size-asian="12pt" style:font-style-asian="normal" style:font-name-complex="Arial" style:font-size-complex="13pt" style:font-style-complex="normal" style:font-weight-complex="bold"/>
    </style:style>
    <style:style style:name="T61" style:family="text">
      <style:text-properties fo:font-size="12pt" fo:font-style="normal" officeooo:rsid="00865334" style:font-size-asian="12pt" style:font-style-asian="normal" style:font-name-complex="Arial" style:font-size-complex="13pt" style:font-style-complex="normal" style:font-weight-complex="bold"/>
    </style:style>
    <style:style style:name="T62" style:family="text">
      <style:text-properties fo:font-size="12pt" fo:font-style="normal" officeooo:rsid="008cde14" style:font-size-asian="12pt" style:font-style-asian="normal" style:font-name-complex="Arial" style:font-size-complex="13pt" style:font-style-complex="normal" style:font-weight-complex="bold"/>
    </style:style>
    <style:style style:name="T63" style:family="text">
      <style:text-properties fo:font-size="12pt" fo:font-style="normal" officeooo:rsid="008e9e5e" style:font-size-asian="12pt" style:font-style-asian="normal" style:font-name-complex="Arial" style:font-size-complex="13pt" style:font-style-complex="normal" style:font-weight-complex="bold"/>
    </style:style>
    <style:style style:name="T64" style:family="text">
      <style:text-properties fo:font-size="12pt" fo:font-style="normal" officeooo:rsid="009b7d9f" style:font-size-asian="12pt" style:font-style-asian="normal" style:font-name-complex="Arial" style:font-size-complex="13pt" style:font-style-complex="normal" style:font-weight-complex="bold"/>
    </style:style>
    <style:style style:name="T65" style:family="text">
      <style:text-properties officeooo:rsid="001fa98c"/>
    </style:style>
    <style:style style:name="T66" style:family="text">
      <style:text-properties officeooo:rsid="0020ef47"/>
    </style:style>
    <style:style style:name="T67" style:family="text">
      <style:text-properties officeooo:rsid="00233bba"/>
    </style:style>
    <style:style style:name="T68" style:family="text">
      <style:text-properties officeooo:rsid="0024e7e1"/>
    </style:style>
    <style:style style:name="T69" style:family="text">
      <style:text-properties officeooo:rsid="00261691"/>
    </style:style>
    <style:style style:name="T70" style:family="text">
      <style:text-properties officeooo:rsid="0027525e"/>
    </style:style>
    <style:style style:name="T71" style:family="text">
      <style:text-properties officeooo:rsid="0028a793"/>
    </style:style>
    <style:style style:name="T72" style:family="text">
      <style:text-properties officeooo:rsid="00293eeb"/>
    </style:style>
    <style:style style:name="T73" style:family="text">
      <style:text-properties officeooo:rsid="0029ce6b"/>
    </style:style>
    <style:style style:name="T74" style:family="text">
      <style:text-properties officeooo:rsid="002bb375"/>
    </style:style>
    <style:style style:name="T75" style:family="text">
      <style:text-properties officeooo:rsid="002e7466"/>
    </style:style>
    <style:style style:name="T76" style:family="text">
      <style:text-properties officeooo:rsid="002f86ee"/>
    </style:style>
    <style:style style:name="T77" style:family="text">
      <style:text-properties officeooo:rsid="0030b958"/>
    </style:style>
    <style:style style:name="T78" style:family="text">
      <style:text-properties officeooo:rsid="003297b7"/>
    </style:style>
    <style:style style:name="T79" style:family="text">
      <style:text-properties officeooo:rsid="0033838b"/>
    </style:style>
    <style:style style:name="T80" style:family="text">
      <style:text-properties officeooo:rsid="00355036"/>
    </style:style>
    <style:style style:name="T81" style:family="text">
      <style:text-properties officeooo:rsid="0040e747"/>
    </style:style>
    <style:style style:name="T82" style:family="text">
      <style:text-properties officeooo:rsid="0041dedc"/>
    </style:style>
    <style:style style:name="T83" style:family="text">
      <style:text-properties officeooo:rsid="00435bc7"/>
    </style:style>
    <style:style style:name="T84" style:family="text">
      <style:text-properties officeooo:rsid="00448e80"/>
    </style:style>
    <style:style style:name="T85" style:family="text">
      <style:text-properties officeooo:rsid="0045f860"/>
    </style:style>
    <style:style style:name="T86" style:family="text">
      <style:text-properties officeooo:rsid="0047da11"/>
    </style:style>
    <style:style style:name="T87" style:family="text">
      <style:text-properties officeooo:rsid="0050005b"/>
    </style:style>
    <style:style style:name="T88" style:family="text">
      <style:text-properties officeooo:rsid="0056f6a7"/>
    </style:style>
    <style:style style:name="T89" style:family="text">
      <style:text-properties officeooo:rsid="0058b1af"/>
    </style:style>
    <style:style style:name="T90" style:family="text">
      <style:text-properties officeooo:rsid="005cd559"/>
    </style:style>
    <style:style style:name="T91" style:family="text">
      <style:text-properties officeooo:rsid="006380e8"/>
    </style:style>
    <style:style style:name="T92" style:family="text">
      <style:text-properties officeooo:rsid="00640f27"/>
    </style:style>
    <style:style style:name="T93" style:family="text">
      <style:text-properties officeooo:rsid="00659dfa"/>
    </style:style>
    <style:style style:name="T94" style:family="text">
      <style:text-properties officeooo:rsid="00664c43"/>
    </style:style>
    <style:style style:name="T95" style:family="text">
      <style:text-properties fo:font-style="normal" style:font-style-asian="normal" style:font-style-complex="normal"/>
    </style:style>
    <style:style style:name="T96" style:family="text">
      <style:text-properties fo:font-style="normal" officeooo:rsid="00664c43" style:font-style-asian="normal" style:font-style-complex="normal"/>
    </style:style>
    <style:style style:name="T97" style:family="text">
      <style:text-properties fo:font-style="normal" officeooo:rsid="0066f16d" style:font-style-asian="normal" style:font-style-complex="normal"/>
    </style:style>
    <style:style style:name="T98" style:family="text">
      <style:text-properties fo:font-style="normal" officeooo:rsid="0070f1b3" style:font-style-asian="normal" style:font-style-complex="normal"/>
    </style:style>
    <style:style style:name="T99" style:family="text">
      <style:text-properties fo:font-style="normal" officeooo:rsid="007263b7" style:font-style-asian="normal" style:font-style-complex="normal"/>
    </style:style>
    <style:style style:name="T100" style:family="text">
      <style:text-properties fo:font-style="normal" officeooo:rsid="0095cbbe" style:font-style-asian="normal" style:font-style-complex="normal"/>
    </style:style>
    <style:style style:name="T101" style:family="text">
      <style:text-properties fo:font-style="normal" officeooo:rsid="00976e15" style:font-style-asian="normal" style:font-style-complex="normal"/>
    </style:style>
    <style:style style:name="T102" style:family="text">
      <style:text-properties officeooo:rsid="0066f16d"/>
    </style:style>
    <style:style style:name="T103" style:family="text">
      <style:text-properties officeooo:rsid="00699603"/>
    </style:style>
    <style:style style:name="T104" style:family="text">
      <style:text-properties officeooo:rsid="00699c94"/>
    </style:style>
    <style:style style:name="T105" style:family="text">
      <style:text-properties officeooo:rsid="006b2652"/>
    </style:style>
    <style:style style:name="T106" style:family="text">
      <style:text-properties officeooo:rsid="006f08b6"/>
    </style:style>
    <style:style style:name="T107" style:family="text">
      <style:text-properties officeooo:rsid="0070f1b3"/>
    </style:style>
    <style:style style:name="T108" style:family="text">
      <style:text-properties officeooo:rsid="007263b7"/>
    </style:style>
    <style:style style:name="T109" style:family="text">
      <style:text-properties officeooo:rsid="0095cbbe"/>
    </style:style>
    <style:style style:name="T110" style:family="text">
      <style:text-properties officeooo:rsid="009b7d9f"/>
    </style:style>
    <style:style style:name="T111" style:family="text">
      <style:text-properties officeooo:rsid="009cb9fd"/>
    </style:style>
    <style:style style:name="T112" style:family="text">
      <style:text-properties officeooo:rsid="009d6ab3"/>
    </style:style>
    <style:style style:name="T113" style:family="text">
      <style:text-properties officeooo:rsid="009e34af"/>
    </style:style>
    <style:style style:name="T114" style:family="text">
      <style:text-properties officeooo:rsid="00a1358e"/>
    </style:style>
    <style:style style:name="T115" style:family="text">
      <style:text-properties officeooo:rsid="00a270d7"/>
    </style:style>
    <style:style style:name="T116" style:family="text">
      <style:text-properties officeooo:rsid="00a3c214"/>
    </style:style>
    <style:style style:name="T117" style:family="text">
      <style:text-properties style:text-position="sub 58%"/>
    </style:style>
    <style:style style:name="T118" style:family="text">
      <style:text-properties style:text-position="sub 58%" officeooo:rsid="00a3c214"/>
    </style:style>
    <style:style style:name="T119" style:family="text">
      <style:text-properties officeooo:rsid="00a4d9c0"/>
    </style:style>
    <style:style style:name="T120" style:family="text">
      <style:text-properties officeooo:rsid="00a5e6e6"/>
    </style:style>
    <style:style style:name="T121" style:family="text">
      <style:text-properties officeooo:rsid="00a6da17"/>
    </style:style>
    <style:style style:name="T122" style:family="text">
      <style:text-properties officeooo:rsid="00a8c20a"/>
    </style:style>
    <style:style style:name="T123" style:family="text">
      <style:text-properties officeooo:rsid="00aa3e07"/>
    </style:style>
    <style:style style:name="T12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tab/>Telerobtic intergroup contact: acceptance and preferences in Israel and Palestine.</text:p>
      <text:p text:style-name="P4"><text:span text:style-name="T16">Avner</text:span> <text:span text:style-name="T16">Peled</text:span><text:span text:style-name="T1">a</text:span>*, <text:span text:style-name="T16">Teemu Leinonen</text:span><text:span text:style-name="T1">a</text:span>, and Béatrice Hasler<text:span text:style-name="T1">b</text:span></text:p>
      <text:p text:style-name="P7"><text:span text:style-name="T1">a</text:span>Department <text:span text:style-name="T17">of Media</text:span>, <text:span text:style-name="T17">Aalto </text:span>University, <text:span text:style-name="T18">Espoo</text:span>, <text:span text:style-name="T18">Finland</text:span>; <text:span text:style-name="T1">b</text:span><text:span text:style-name="T17">Sammy Ofer School of Communication</text:span>, <text:span text:style-name="T18">Reichman University</text:span>, <text:span text:style-name="T18">Herzliya</text:span>, <text:span text:style-name="T18">Israel</text:span></text:p>
      <text:p text:style-name="P8">*<text:span text:style-name="T28">avner.peled@aalto.fi</text:span></text:p>
      <text:p text:style-name="P26">Provide short biographical notes on all contributors here if the journal requires them.</text:p>
      <text:p text:style-name="P34">Telerob<text:span text:style-name="T86">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4">Keywords: word; another word; lower case except names</text:p>
      <text:p text:style-name="P30">Subject classification codes: include these here if the journal requires them</text:p>
      <text:h text:style-name="P13" text:outline-level="1"/>
      <text:h text:style-name="P13" text:outline-level="1"/>
      <text:h text:style-name="P35" text:outline-level="1"><text:span text:style-name="T71">3. </text:span>Method</text:h>
      <text:h text:style-name="P36" text:outline-level="1"/>
      <text:h text:style-name="P35" text:outline-level="1"><text:span text:style-name="T7">3.1. </text:span><text:span text:style-name="T8">Survey</text:span></text:h>
      <text:p text:style-name="P38"><text:span text:style-name="T65">On </text:span><text:span text:style-name="T70">March </text:span><text:span text:style-name="T77">22nd</text:span><text:span text:style-name="T70">, 2021, </text:span><text:span text:style-name="T65">a</text:span><text:span text:style-name="T70">n online, anonymous survey was launched simultaneously in Israel (targeting only Jews) and Palestine (West Bank and Gaza). We reached out to participants in Israel through a surveying company and in Palestine through a paid research assistant.</text:span><text:span text:style-name="T8"> </text:span><text:span text:style-name="T71">The survey included both binary/scale questions as well as open-ended questions </text:span><text:span text:style-name="T72">divided into four main parts:</text:span></text:p>
      <text:list xml:id="list1409475013" text:style-name="WWNum24">
        <text:list-item>
          <text:p text:style-name="P66">Demographic informati<text:span text:style-name="T72">on.</text:span></text:p>
        </text:list-item>
        <text:list-item>
          <text:p text:style-name="P66">General attitude toward robots <text:span text:style-name="T103">and the outgroup</text:span>.</text:p>
        </text:list-item>
        <text:list-item>
          <text:p text:style-name="P66">General opinions and preferences on meeting <text:span text:style-name="T34">people</text:span> via telerobo<text:span text:style-name="T75">tic</text:span><text:span text:style-name="T86">s</text:span>.</text:p>
        </text:list-item>
        <text:list-item>
          <text:p text:style-name="P66">Opinions and preferences on the use of telerobots for intergroup contact.</text:p>
        </text:list-item>
      </text:list>
      <text:p text:style-name="P25"><text:span text:style-name="T73">The survey </text:span><text:span text:style-name="T71">was published in Hebrew and Arabic and answers to all open-ended questions were all translated into English for analysis. The survey allowed respondents to express no interest in intergroup contact or telerobot operation, therefore skipp</text:span><text:span text:style-name="T74">ing</text:span><text:span text:style-name="T71"> </text:span><text:soft-page-break/><text:span text:style-name="T71">over the </text:span><text:span text:style-name="T34">corresponding </text:span><text:span text:style-name="T71">questions, </text:span><text:span text:style-name="T75">without </text:span><text:span text:style-name="T33">asking </text:span><text:span text:style-name="T71">further details on the preferences of the </text:span><text:span text:style-name="T34">participant</text:span><text:span text:style-name="T71">. </text:span><text:span text:style-name="T77">The survey </text:span><text:span text:style-name="T36">was open for one nearly one month, until April 19</text:span><text:span text:style-name="T2">th</text:span><text:span text:style-name="T36"> 2021.</text:span></text:p>
      <text:h text:style-name="P19" text:outline-level="2">3.<text:span text:style-name="T86">2.</text:span> <text:span text:style-name="T23">Sociopolitical</text:span><text:span text:style-name="T15"> context</text:span></text:h>
      <text:p text:style-name="P49"><text:span text:style-name="T37">The survey took place in the midst of the ongoing struggle against the global </text:span>COVID-19 pandemic. <text:span text:style-name="T78">At the time, </text:span><text:span text:style-name="T37">partial restrictions were taken place in both Israel </text:span>and Palestine. <text:span text:style-name="T37">According to </text:span><text:span text:style-name="T19">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19">(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5"> </text:span><text:span text:style-name="T40">in March 2021</text:span><text:span text:style-name="T38"> </text:span>Israel <text:span text:style-name="T79">had </text:span><text:span text:style-name="T38">higher rate of daily cases than Palestine (about 60 per 1 million compared to 2 in Palestine), but was also significantly </text:span>ahead <text:span text:style-name="T76">of Palestine </text:span>in its vaccination campaign. <text:span text:style-name="T38">M</text:span>ore than half of the population <text:span text:style-name="T79">in Israel already</text:span> received their second dose of the vaccine <text:span text:style-name="T79">in March </text:span><text:span text:style-name="T80">2021</text:span><text:span text:style-name="T79">, while in </text:span>Palestine, <text:span text:style-name="T38">vaccine coverage was </text:span><text:span text:style-name="T39">virtually</text:span><text:span text:style-name="T38"> nonexistent, with less than 0.2 percent of the population</text:span><text:span text:style-name="T39"> being</text:span><text:span text:style-name="T38"> fully vaccinated. </text:span><text:span text:style-name="T40">This was, in part, due to </text:span><text:span text:style-name="T42">Israel’s control over the passage and authorization of </text:span><text:span text:style-name="T43">medical </text:span><text:span text:style-name="T42">goods</text:span><text:span text:style-name="T41"> </text:span><text:span text:style-name="T42">in Palestine, and in part </text:span><text:span text:style-name="T4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3">. <text:s/></text:span><text:span text:style-name="T4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3">.</text:span></text:p>
      <text:p text:style-name="New_20_paragraph">In the political sphere, <text:span text:style-name="T81">the </text:span>elections in Israel <text:span text:style-name="T46">had just ended for the fourth time without a clear winner</text:span>. However, <text:span text:style-name="T46">the</text:span> <text:span text:style-name="T46">possibility </text:span>for a <text:span text:style-name="T46">new</text:span> <text:span text:style-name="T46">administration under Naftali Bennet</text:span><text:span text:style-name="T49">t</text:span><text:span text:style-name="T46">, which continued to form in the coming months, </text:span>was <text:span text:style-name="T46">beginning to surface</text:span>. In the United States, the Trump administration was replaced <text:span text:style-name="T81">a few months earlier </text:span><text:span text:style-name="T46">by </text:span>that of Joe Biden. <text:span text:style-name="T82">The </text:span>Trump <text:span text:style-name="T82">administration </text:span>has <text:span text:style-name="T47">carried</text:span> a distinctive Pro-Israeli <text:span text:style-name="T47">tone, </text:span><text:span text:style-name="T4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83">but </text:span>still <text:span text:style-name="T48">committed to </text:span>Israel, <text:span text:style-name="T83">as were </text:span>previous administrations <text:span text:style-name="T83">throughout the history of </text:span><text:span text:style-name="T4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4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83">It is important to note that t</text:span>he survey took place roughly one <text:soft-page-break/>month before tensions between Israelis and Palestinians in Jerusalem reached a<text:span text:style-name="T83">nother</text:span> boiling point, leading to <text:span text:style-name="T83">extensive </text:span>military conflict with Hamas <text:span text:style-name="T84">in G</text:span><text:span text:style-name="T85">aza</text:span> (dubbed operation <text:span text:style-name="T4">_Guardian of the Walls_</text:span>), <text:s/>sparking a severe level of violence <text:span text:style-name="T85">and raising once again claims for war crimes and human rights violations</text:span><text:span text:style-name="T85"><text:note text:id="ftn1" text:note-class="footnote"><text:note-citation>1</text:note-citation><text:note-body><text:p text:style-name="Footnotes">https://www.hrw.org/news/2021/07/27/gaza-apparent-war-crimes-during-may-fighting</text:p></text:note-body></text:note></text:span><text:span text:style-name="T85">.</text:span></text:p>
      <text:h text:style-name="P20" text:outline-level="2"><text:span text:style-name="T24">3</text:span><text:span text:style-name="T25">.</text:span><text:span text:style-name="T26">3.</text:span><text:span text:style-name="T25"> </text:span><text:span text:style-name="T27">Participants</text:span></text:h>
      <text:p text:style-name="P21"><text:s/><text:span text:style-name="T66">A total of </text:span><text:span text:style-name="T30">624 </text:span><text:span text:style-name="T51">participants</text:span><text:span text:style-name="T30"> </text:span><text:span text:style-name="T50">partially </text:span><text:span text:style-name="T30">completed the survey (328 in Israel and 296 in Palestine)</text:span><text:span text:style-name="T31">,</text:span><text:span text:style-name="T30"> </text:span><text:span text:style-name="T31">out of which </text:span><text:span text:style-name="T66">a </text:span>total of 556 <text:span text:style-name="T29">respondents completed the </text:span><text:span text:style-name="T54">entire</text:span><text:span text:style-name="T22"> </text:span><text:span text:style-name="T29">survey</text:span> (291 from Israel and 265 from Palestine).</text:p>
      <text:p text:style-name="P31">Out of the total 624 respondents, 310 were male <text:span text:style-name="T67">(167 in Israel and 143 in Palestine)</text:span>, 312 female <text:span text:style-name="T67">(159 in Israel and 153 in Palestine);</text:span> <text:span text:style-name="T69">2</text:span> did not disclose their gender <text:span text:style-name="T67">(</text:span><text:span text:style-name="T32">both</text:span><text:span text:style-name="T67"> from Israel)</text:span>. <text:span text:style-name="T68">Total r</text:span><text:span text:style-name="T67">espondents aged between 13 and 71 </text:span><text:span text:style-name="T68">(M=35.</text:span><text:span text:style-name="T69">31</text:span><text:span text:style-name="T68">, SD=13.48), </text:span><text:span text:style-name="T69">between 13 and 71 in </text:span><text:span text:style-name="T32">Israel</text:span><text:span text:style-name="T69"> (M=36.09, SD=14.23) and between 15 and 71 in Palestine (M=34.45, SD=12.57). No statistically significant age difference was found between the groups (p=0.</text:span><text:span text:style-name="T71">1</text:span><text:span text:style-name="T90">27</text:span><text:span text:style-name="T71">).</text:span></text:p>
      <text:p text:style-name="P32">Participants were also asked to rate their level of tech confidence as a value between 1 and 5. <text:s/>Israelis had a significantly higher level of tech confidence (p&lt;<text:span text:style-name="T113">0.01</text:span>) with a mean value of 3.8 <text:span text:style-name="T87">(SD=1.04) </text:span>compared to <text:span text:style-name="T87">2.87 within Palestinians (SD=1.32). </text:span><text:span text:style-name="T113">Israelis were also significantly more likely to own a smartphone (p&lt;0.01) or a laptop (p&lt;0.01)</text:span></text:p>
      <text:h text:style-name="P41" text:outline-level="2">3.4. Measurements</text:h>
      <text:p text:style-name="P43">This section details the parameters that were measured in each of the four parts mentioned above. <text:span text:style-name="T91">The complete set of questions is available in Appendix A.</text:span></text:p>
      <text:h text:style-name="P42" text:outline-level="3"><text:soft-page-break/>Demographic information</text:h>
      <text:p text:style-name="P48">The survey was anonymous but <text:span text:style-name="T91">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5">In addition to basic information, we asked participants to estimate their level of tech confidence <text:span text:style-name="T92">on</text:span> a 1-5 scale. <text:span text:style-name="T92">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93">p.</text:span></text:p>
      <text:h text:style-name="P44" text:outline-level="3">General attitude toward robots <text:span text:style-name="T104">and the outgroup</text:span>.</text:h>
      <text:p text:style-name="P47">General attitude toward robots was measured using the NARS ranking (<text:span text:style-name="T6">Negative Attitude toward Robots Scale) </text:span><text:span text:style-name="T96">that includes a collection of statements that the participants rank between 1 (</text:span><text:span text:style-name="T9">Strongly disagree) </text:span><text:span text:style-name="T96">and 5 (</text:span><text:span text:style-name="T9">Strongly agree). W</text:span><text:span text:style-name="T88">e used a trimmed-down version </text:span><text:span text:style-name="T94">of the ranking </text:span><text:span text:style-name="T88">which include</text:span><text:span text:style-name="T94">d</text:span><text:span text:style-name="T88"> the S1 and S3 (inverse) </text:span><text:span text:style-name="T94">subs</text:span><text:span text:style-name="T88">cale</text:span><text:span text:style-name="T94">s </text:span><text:span text:style-name="T88">from the work of Tsui et al (2010)</text:span> <text:span text:style-name="T94">on </text:span><text:span text:style-name="T88">attitude toward telepresence robots. </text:span><text:span text:style-name="T94">A</text:span><text:span text:style-name="T96"> </text:span><text:span text:style-name="T94">higher ranking on the scale meant a more negative attitude toward robots. Therefore, the standard S1 scale included statements such as </text:span><text:span text:style-name="T9">I would feel nervous operating a robot in</text:span></text:p>
      <text:p text:style-name="P46"><text:span text:style-name="T9">front of other people, </text:span><text:span text:style-name="T96">while the S3 scale included statements such as </text:span><text:span text:style-name="T9">I feel that I could</text:span></text:p>
      <text:p text:style-name="P46"><text:span text:style-name="T9">make friends with robots. </text:span><text:span text:style-name="T96">Overall the ranking included 11 questions, 6 from S1 and 5 from S3.</text:span></text:p>
      <text:p text:style-name="P52"/>
      <text:p text:style-name="P52"/>
      <text:p text:style-name="P54"><text:soft-page-break/><text:span text:style-name="T105">The attitude toward the outgroup was measured using a feeling thermometer. Feeling thermometers are a common measurement of </text:span><text:span text:style-name="T106">explicit </text:span><text:span text:style-name="T105">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07">Participants rate their </text:span><text:span text:style-name="T89">general feeling toward </text:span><text:span text:style-name="T107">the group </text:span><text:span text:style-name="T89">using a </text:span><text:span text:style-name="T107">scale from </text:span><text:span text:style-name="T89">zero </text:span><text:span text:style-name="T107">(</text:span><text:span text:style-name="T11">not favorable) </text:span><text:span text:style-name="T89">to </text:span><text:span text:style-name="T107">a </text:span><text:span text:style-name="T89">hundred </text:span><text:span text:style-name="T107">(m</text:span><text:span text:style-name="T10">ost favorable</text:span><text:span text:style-name="T11">)</text:span><text:span text:style-name="T10">.</text:span><text:span text:style-name="T97"> <text:s/></text:span><text:span text:style-name="T88">Additionally, </text:span><text:span text:style-name="T89">we asked the </text:span><text:span text:style-name="T102">participants</text:span><text:span text:style-name="T89"> to rate their general feeling toward robots using </text:span><text:span text:style-name="T107">a feeling thermometer</text:span><text:span text:style-name="T10">. </text:span><text:span text:style-name="T98">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98">(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98">, but we </text:span><text:span text:style-name="T99">wanted to test its efficacy in correlation with the NARS scale and other results.</text:span></text:p>
      <text:h text:style-name="P50" text:outline-level="3"><text:span text:style-name="T52">General opinions and preferences on meeting people via telerobotics</text:span><text:span text:style-name="T108">.</text:span></text:h>
      <text:p text:style-name="P51"><text:span text:style-name="T56">T</text:span><text:span text:style-name="T55">o assess the general interest of participants in telerobotics, they were first presented with an illustration depicting the scenario of operating a </text:span><text:span text:style-name="T59">tele</text:span><text:span text:style-name="T55">robot situated in a remote location via a mobile phone. </text:span><text:span text:style-name="T57">Participants ranked their level willingness to a number of subjunctive statements between 1 and 5 (</text:span><text:span text:style-name="T53">Definitely not </text:span><text:span text:style-name="T57">to </text:span><text:span text:style-name="T53">Definitely yes): </text:span><text:span text:style-name="T57">would they approach a telerobot at a public space, would they use one in their home, or would they be interested in operating a telerobot </text:span><text:span text:style-name="T58">in a remote location</text:span><text:span text:style-name="T57">. They also answered open questions about the difference between a robot-mediated conversation and face-to-face, what kind places would they like to visit with a telerobot, and what would they have the robot perform.</text:span></text:p>
      <text:p text:style-name="P55"><text:span text:style-name="T57">T</text:span><text:span text:style-name="T55">he next set of question had to do with preferences on the appearance of the teleoperated robot. </text:span><text:span text:style-name="T64">T</text:span><text:span text:style-name="T59">hose </text:span><text:span text:style-name="T64">questions </text:span><text:span text:style-name="T59">were skipped in case the participants expressed no interest </text:span><text:span text:style-name="T64">(marked either 1 or 2) </text:span><text:span text:style-name="T59">in operating a telerobot</text:span><text:span text:style-name="T55">. <text:s/></text:span><text:span text:style-name="T60">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61">physical</text:span><text:span text:style-name="T60"> </text:span><text:soft-page-break/><text:span text:style-name="T60">accessories </text:span><text:span text:style-name="T61">that reflect ones identity</text:span><text:span text:style-name="T60">. Participants were also able to select whether they would not reveal anything about themselves, or try to be someone else through the robot.</text:span></text:p>
      <text:p text:style-name="P56"><text:span text:style-name="T62">Finally, we asked participants about what features they would like to have in their telerobot. Participants rated a list of features from 1 (</text:span><text:span text:style-name="T20">not </text:span><text:span text:style-name="T21">at </text:span><text:span text:style-name="T20">all important) </text:span><text:span text:style-name="T62">to 5 (</text:span><text:span text:style-name="T20">very important). </text:span><text:span text:style-name="T62">The list included features </text:span><text:span text:style-name="T63">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3">(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3">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62">Once the participants completed the sections on telerobot and avatar design preferences, they were presented for the first time with the notion of using a telerobot to communicate with members of the outgroup. <text:span text:style-name="T109">We first asked to about the general attitude toward the outgroup using the feeling thermometer </text:span><text:span text:style-name="T110">mentioned above, </text:span><text:span text:style-name="T109">and then about the level of interest from 1 (</text:span><text:span text:style-name="T12">Definitely not) </text:span><text:span text:style-name="T100">to 5 (</text:span><text:span text:style-name="T12">Definitely yes</text:span><text:span text:style-name="T100">) in meeting a member of the outgroup via </text:span><text:span text:style-name="T101">four scenarios: a telerobot operated remotely via a smartphone, a puppet robot performing remotely in public location, a face-to-face meeting, and an online video chat.</text:span></text:p>
      <text:p text:style-name="P61"><text:soft-page-break/><text:span text:style-name="T101">P</text:span><text:span text:style-name="T95">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53"><text:tab/></text:p>
      <text:h text:style-name="P18" text:outline-level="1">4. Results</text:h>
      <text:h text:style-name="P40" text:outline-level="2">4.1. General attitude toward robots <text:span text:style-name="T122">and the outgroup</text:span></text:h>
      <text:h text:style-name="Heading_20_3" text:outline-level="3">Correlation between the feeling ther<text:span text:style-name="T111">mometer and the NARS scale</text:span></text:h>
      <text:p text:style-name="P59">The feeling thermometer and NARS scale were found to be negatively correlated (R=-0.67, p &lt; 0.01) – A lower (less favorable) value on the feeling thermometer correlated with a higher (more negative) score on the NARS scale.</text:p>
      <text:h text:style-name="P60" text:outline-level="3">Correlation between <text:span text:style-name="T112">technological confidence </text:span><text:span text:style-name="T114">and experience</text:span><text:span text:style-name="T112"> </text:span><text:span text:style-name="T114">with </text:span><text:span text:style-name="T112">attitude toward robots.</text:span></text:h>
      <text:p text:style-name="P63">The level of tech confidence predicted the result on <text:span text:style-name="T114">both </text:span>the NARS scale <text:span text:style-name="T114">and feeling thermometer</text:span>. A higher level of confidence predicted a lower result on the NARS scale <text:span text:style-name="T114">and a higher value on the feeling thermometer</text:span>, meaning a more favorable view of robots (R=-0.16,p&lt;0.01). <text:span text:style-name="T114">The variables of having a smartphone, a laptop, or previous interactions with robots </text:span><office:annotation office:name="__Annotation__16816_632942596" loext:resolved="false"><dc:creator>Unknown Author</dc:creator><dc:date>2022-03-03T18:24:18.378793769</dc:date><text:p text:style-name="P68"><text:span text:style-name="T124">Having problems here. Wrote on WhatsApp: </text:span></text:p><text:p text:style-name="P68"><text:span text:style-name="T124">I wanted to know if owning a laptop predicts a more favorable attitude toward robots.</text:span></text:p><text:p text:style-name="P68"><text:span text:style-name="T124">I tried a linear regression model and a Pearson correlation.</text:span></text:p><text:p text:style-name="P68"><text:span text:style-name="T124">The regression shows that owning a laptop causes a more negative attitude toward robots.</text:span></text:p><text:p text:style-name="P68"><text:span text:style-name="T124">Both the regression and Pearson show that it's significant - however:</text:span></text:p><text:p text:style-name="P68"><text:span text:style-name="T124">If I do the same test but filter only Israelis or only Palestinians, the result is not significant. Can it be?</text:span></text:p></office:annotation><text:span text:style-name="T114">did </text:span><text:span text:style-name="T115">not..?</text:span><office:annotation-end office:name="__Annotation__16816_632942596"/></text:p>
      <text:h text:style-name="P57" text:outline-level="3">Significant differences between the populations <text:span text:style-name="T123">in general attitudes toward robots</text:span></text:h>
      <text:p text:style-name="P64">In general, Palestinians had a more favorable attitude toward robots, <text:span text:style-name="T116">both when using </text:span><text:soft-page-break/><text:span text:style-name="T116">the NARS scale</text:span> F(1,614) = 46.9, p &lt; 0.0, <text:span text:style-name="T13">η</text:span><text:span text:style-name="T117">p</text:span><text:span text:style-name="T1">2</text:span> = .07 <text:span text:style-name="T116">and the feeling thermometer F(1,609) = 25.45, p &lt; 0.1, </text:span><text:span text:style-name="T14">η</text:span><text:span text:style-name="T118">p</text:span><text:span text:style-name="T3">2</text:span><text:span text:style-name="T116"> = 0.04</text:span>. This effect remains also when controlling for technological confidence. <text:s/><text:span text:style-name="T119"><office:annotation office:name="__Annotation__16858_632942596" loext:resolved="false"><dc:creator>Unknown Author</dc:creator><dc:date>2022-03-03T20:53:52.485481124</dc:date><text:p text:style-name="P68"><text:span text:style-name="T124">Between the populations of same gender. IL women differ from PS women but IL men differ from PS men only in NARS and not the thermometer. Should I mention that?</text:span></text:p></office:annotation></text:span><text:span text:style-name="T119">Additionally</text:span><office:annotation-end office:name="__Annotation__16858_632942596"/><text:span text:style-name="T119">, while Palestinian men and women did not have a significant difference </text:span><text:span text:style-name="T120">between them, Israeli women had a significantly more negative attitude than Israeli men </text:span><text:span text:style-name="T121">in both NARS: t(326) = 3.3, p&lt;0.01, and the feeling thermometer: t(314)=-4, p&lt;0.01</text:span><text:span text:style-name="T120">. </text:span></text:p>
      <text:p text:style-name="P58"/>
      <text:h text:style-name="P15" text:outline-level="1">5. Discussion</text:h>
      <text:p text:style-name="P14"><text:span text:style-name="T43">It is reasonable to assume that the vaccination gap amplified the sensation of inequality and frustration around Palestinians </text:span><text:span text:style-name="T45">could have effects on the result of the survey</text:span><text:span text:style-name="T43">.</text:span></text:p>
      <text:h text:style-name="P37" text:outline-level="2">.1 Participants</text:h>
      <text:p text:style-name="P39">The survey was conducted</text:p>
      <text:h text:style-name="P13" text:outline-level="1"/>
      <text:h text:style-name="P13" text:outline-level="1">Heading 1: use this style for level one headings</text:h>
      <text:p text:style-name="P27">Paragraph: use this for the first paragraph in a section, or to continue after an extract.</text:p>
      <text:p text:style-name="P25">New paragraph: use this style when you need to begin a new paragraph.</text:p>
      <text:p text:style-name="P10">Display quotations of over 40 words, or as needed.</text:p>
      <text:list xml:id="list165302054" text:style-name="WWNum28">
        <text:list-item>
          <text:p text:style-name="P65">For bulleted lists</text:p>
        </text:list-item>
      </text:list>
      <text:list xml:id="list214823126319080" text:continue-list="list1409475013" text:style-name="WWNum24">
        <text:list-item>
          <text:p text:style-name="P67">For numbered lists</text:p>
        </text:list-item>
      </text:list>
      <text:p text:style-name="P9"><text:tab/>Displayed equation<text:tab/>( )</text:p>
      <text:h text:style-name="P19" text:outline-level="2"><text:soft-page-break/>Heading 2: use this style for level two headings</text:h>
      <text:h text:style-name="P22" text:outline-level="3">Heading 3: use this style for level three headings</text:h>
      <text:p text:style-name="P23"><text:span text:style-name="T5">Heading 4: create the heading in italics</text:span>. Run the text on after a punctuation mark.</text:p>
      <text:p text:style-name="P6">Acknowledgments, avoiding identifying any of the authors prior to peer review</text:p>
      <text:p text:style-name="P12">1. This is a note. The style name is Footnotes, but it can also be applied to endnotes.</text:p>
      <text:p text:style-name="P12"/>
      <text:p text:style-name="P28">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11">Figure 1. Type your caption here. Obtain permission and include the acknowledgement required by the copyright holder if a figure is being reproduced from another source.</text:p>
      <text:p text:style-name="P29"/>
      <text:h text:style-name="P16" text:outline-level="1">References</text:h>
      <text:p text:style-name="P17"/>
      <text:p text:style-name="Bibliography_20_1"/>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88</meta:editing-cycles>
    <meta:print-date>2011-07-22T14:54:00</meta:print-date>
    <meta:creation-date>2021-11-17T16:16:58.104202855</meta:creation-date>
    <dc:date>2022-03-03T21:24:29.985256240</dc:date>
    <meta:editing-duration>P5DT18H28M21S</meta:editing-duration>
    <meta:generator>LibreOffice/7.2.5.2$Linux_X86_64 LibreOffice_project/20$Build-2</meta:generator>
    <meta:document-statistic meta:table-count="0" meta:image-count="0" meta:object-count="0" meta:page-count="11" meta:paragraph-count="71" meta:word-count="2194" meta:character-count="14053" meta:non-whitespace-character-count="11923"/>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